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500D946EA7A4A37F7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solid" svg:stroke-width="0.1cm" draw:marker-start-width="0.5cm" draw:marker-end-width="0.5cm" draw:textarea-vertical-align="middle" draw:color-mode="standard" draw:luminance="0%" draw:contrast="0%" draw:gamma="100%" draw:red="0%" draw:green="0%" draw:blue="0%" fo:clip="rect(0cm, 0cm, 13.56cm, 0cm)" draw:image-opacity="100%" style:mirror="non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23.469cm, 0cm, 0cm, 0cm)" draw:image-opacity="100%" style:mirror="none"/>
    </style:style>
    <style:style style:name="gr3"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4"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5"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6"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P1" style:family="paragraph">
      <style:paragraph-properties fo:text-align="center"/>
    </style:style>
    <style:style style:name="P2" style:family="paragraph">
      <style:paragraph-properties fo:text-align="center"/>
      <style:text-properties fo:font-weight="normal" style:font-weight-asian="normal" style:font-weight-complex="normal"/>
    </style:style>
    <style:style style:name="P3" style:family="paragraph">
      <loext:graphic-properties draw:fill-color="#ff6600"/>
      <style:paragraph-properties fo:text-align="center"/>
      <style:text-properties fo:color="#ffffff" fo:font-size="18pt" fo:font-weight="normal" style:font-weight-asian="normal" style:font-weight-complex="normal"/>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311cm" svg:height="16.607cm" svg:x="1.83cm" svg:y="1.492cm">
          <draw:image xlink:href="Pictures/100000000000032000000500D946EA7A4A37F737.png" xlink:type="simple" xlink:show="embed" xlink:actuate="onLoad">
            <text:p/>
          </draw:image>
        </draw:frame>
        <draw:frame draw:style-name="gr2" draw:text-style-name="P1" draw:layer="layout" svg:width="16.811cm" svg:height="8.254cm" svg:x="1.989cm" svg:y="9.346cm">
          <draw:image xlink:href="Pictures/100000000000032000000500D946EA7A4A37F737.png" xlink:type="simple" xlink:show="embed" xlink:actuate="onLoad">
            <text:p/>
          </draw:image>
        </draw:frame>
        <draw:custom-shape draw:style-name="gr3" draw:text-style-name="P3" draw:layer="layout" svg:width="5.7cm" svg:height="3.2cm" svg:x="8.4cm" svg:y="13cm">
          <text:p text:style-name="P2"><text:span text:style-name="T1">Envoyé un</text:span></text:p>
          <text:p text:style-name="P2"><text:span text:style-name="T1">SMS Teou</text:span></text:p>
          <text:p text:style-name="P2"><text:span text:style-name="T1">à un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2.548cm" svg:y="10.939cm">
          <text:p text:style-name="P2"><text:span text:style-name="T1">Voir</text:span></text:p>
          <text:p text:style-name="P2"><text:span text:style-name="T1">ma position</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6.974cm" svg:y="2.856cm">
          <text:p text:style-name="P2"><text:span text:style-name="T1">Mes lieux</text:span></text:p>
          <text:p text:style-name="P2"><text:span text:style-name="T1">mémorisés</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756cm" svg:height="2.656cm" svg:x="8.6cm" svg:y="5.644cm">
          <text:p text:style-name="P2"><text:span text:style-name="T1">Liste</text:span></text:p>
          <text:p text:style-name="P2"><text:span text:style-name="T1">des contacts</text:span></text:p>
          <text:p text:style-name="P2"><text:span text:style-name="T1">autorisés</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3" draw:layer="layout" svg:width="4.7cm" svg:height="1.5cm" svg:x="14cm" svg:y="7.5cm">
          <text:p text:style-name="P2"><text:span text:style-name="T1">Aide</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8-08T09:51:56.885461252</dc:date>
    <dc:creator>Philippe BILLEROT</dc:creator>
    <meta:editing-duration>P1DT2H47M48S</meta:editing-duration>
    <meta:editing-cycles>8</meta:editing-cycles>
    <meta:generator>LibreOffice/5.1.4.2$Linux_X86_64 LibreOffice_project/10m0$Build-2</meta:generator>
    <meta:document-statistic meta:object-count="7"/>
  </office:meta>
</office:document-meta>
</file>